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FC0000023744787CDB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style:font-name="Times New Roman"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4292e" fo:font-size="12pt" fo:letter-spacing="normal" fo:font-style="normal" fo:font-weight="normal"/>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3">Game :: Dangerous is a 3D game engine written in Haskell and OpenGL Shading Language.</text:span> <text:s text:c="2"/><text:span text:style-name="T3">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3">.</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followed by its initial value (i.e. at game time tick 1).</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4787CDBF.svm" xlink:type="simple" xlink:show="embed" xlink:actuate="onLoad"/></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4">29</text:span><text:span text:style-name="T5"> to 2</text:span><text:span text:style-name="T4">29</text:span><text:span text:style-name="T5">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to be used as an index into an array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block:</text:span> [flag setting (INT, c), location (INT, r, 3)] (5)</text:p>
      <text:p text:style-name="Standard"/>
      <text:p text:style-name="Standard">This op – code can be considered a special case of chg_value in that it is mapped to the same op – code at bytecode level, but has a separate form at source code level. <text:s/>It is used to change the block flag, an otherwise hidden value in the scope of a program where a value other than 0 blocks the effect of player interaction signals on the program.</text:p>
      <text:p text:style-name="Standard"/>
      <text:p text:style-name="Standard">flag setting: The value the block flag is set to. <text:s/>By convention 1 is used for block enabled.</text:p>
      <text:p text:style-name="Standard"/>
      <text:p text:style-name="Standard">location: This should be the index in the obj_grid array associated with the calling GPLC program.</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oft-page-break/><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place_hold:</text:span> [message value (INT, r)] (9)</text:p>
      <text:p text:style-name="Standard"/>
      <text:p text:style-name="Standard">This is used for diagnostic purposes and causes the integer passed as its argument to be reported by the engine in the console.</text:p>
      <text:p text:style-name="Standard"/>
      <text:p text:style-name="Standard"><text:span text:style-name="T1">chg_grid_:</text:span> [mode (FLAG, r), index0 (INT, r, 3), index1 (INT, r, 3)] (10)</text:p>
      <text:p text:style-name="Standard"><text:soft-page-break/></text:p>
      <text:p text:style-name="Standard">This has the same semantics as chg_grid except that it changes the Obj_grid array.</text:p>
      <text:p text:style-name="Standard"/>
      <text:p text:style-name="Standard"><text:span text:style-name="T1">copy_ps0:</text:span> [offset (INT, c),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assm_gplc.hs reports a “Data block offset” for each GPLC program it compiles. <text:s/>Passing this value as offset means the set of values overwritten will begin at the start of the list of values defined in the value block. <text:s/>Higher offsets correspond to starting positions further into this list.</text:p>
      <text:p text:style-name="Standard"/>
      <text:p text:style-name="Standard">index: This should be the index in the Obj_grid array holding the calling program.</text:p>
      <text:p text:style-name="Standard"/>
      <text:p text:style-name="Standard"><text:span text:style-name="T1">copy_ps1:</text:span> [offset (INT, c),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c),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text:soft-page-break/></text:p>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4">binary_dice: <text:span text:style-name="T2">[probability factor (INT, r), difference factor (INT, r), location (INT, r, 3), offset (INT, </text:span><text:span text:style-name="T2">c)]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text:soft-page-break/>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4">init_npc:<text:span text:style-name="T2">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4">npc_decision:<text:span text:style-name="T2"> [offset (INT, c)]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4">npc_move:<text:span text:style-name="T2"> [offset(INT, c)] (21)</text:span></text:p>
      <text:p text:style-name="P3"/>
      <text:p text:style-name="P3">This op – code carries out the decisions made by npc_decision through implementing creature movement in response to path finding decisions.</text:p>
      <text:p text:style-name="P3"/>
      <text:p text:style-name="P4">npc_damage:<text:span text:style-name="T2"> [mode (FLAG, c)]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4">cpede_move: [<text:span text:style-name="T2">offset(INT, c), mode (FLAG, c)] (23)</text:span></text:p>
      <text:p text:style-name="P3"/>
      <text:p text:style-name="P3">This op – code is the equivalent of npc_move for type 2 (centipede) NPCs.</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n Tinsley</meta:initial-creator>
    <meta:creation-date>2016-05-14T12:32:27.04</meta:creation-date>
    <dc:date>2019-02-10T21:42:10.28</dc:date>
    <dc:creator>Steven Tinsley</dc:creator>
    <meta:editing-duration>P13DT1H13M21S</meta:editing-duration>
    <meta:editing-cycles>106</meta:editing-cycles>
    <meta:generator>OpenOffice/4.1.6$Win32 OpenOffice.org_project/416m1$Build-9790</meta:generator>
    <meta:document-statistic meta:table-count="1" meta:image-count="1" meta:object-count="0" meta:page-count="11" meta:paragraph-count="179" meta:word-count="4799" meta:character-count="27106"/>
  </office:meta>
</office:document-meta>
</file>